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4</text:p>
      <text:p text:style-name="P1"/>
      <text:p text:style-name="P2">Etap I</text:p>
      <text:p text:style-name="P2"/>
      <text:p text:style-name="P3">jak w koszykowce nazywa się prowadzenie piłki odbijając ją od ziemi <text:s text:c="10"/><text:span text:style-name="T1"><text:s/>kozłowanie</text:span></text:p>
      <text:p text:style-name="P3">ktory bóg o przydomku gromowładny był władcą na Olimpie <text:s text:c="24"/><text:span text:style-name="T1"><text:s/>Zeus</text:span></text:p>
      <text:p text:style-name="P3">nosówka to zaraźliwa choroba ludzi czy zwierząt <text:s text:c="44"/><text:span text:style-name="T1"><text:s/>zwierząt</text:span></text:p>
      <text:p text:style-name="P3">czy rok 2014 jest rokiem przestępnym <text:s text:c="61"/><text:span text:style-name="T1"><text:s/>NIE </text:span></text:p>
      <text:p text:style-name="P3">jakiego rodzaju jest lustro <text:s text:c="79"/><text:span text:style-name="T1"><text:s text:c="3"/>nijaki</text:span></text:p>
      <text:p text:style-name="P3">jak brzmi oficjalna nazwa święta narodowego 4 lipca w USA <text:s text:c="22"/><text:span text:style-name="T1"><text:s/>Niepodległości</text:span></text:p>
      <text:p text:style-name="P3">co można zrywać ze śmiechu <text:s text:c="74"/><text:span text:style-name="T1"><text:s text:c="2"/>boki</text:span></text:p>
      <text:p text:style-name="P3">który ssak biega najszybciej <text:s text:c="77"/><text:span text:style-name="T1"><text:s/>gepard</text:span></text:p>
      <text:p text:style-name="P3">ojciec babci to dla nas <text:s text:c="85"/><text:span text:style-name="T1"><text:s text:c="2"/>pradziadek</text:span></text:p>
      <text:p text:style-name="P3">ktory Sejm uchwalił Konstytucję 3 Maja <text:s text:c="57"/><text:span text:style-name="T1"><text:s/>czteroletni</text:span></text:p>
      <text:p text:style-name="P3">jak nazywał się prefekt Judei który skazał Jezusa na śmierć <text:s text:c="27"/><text:span text:style-name="T1"><text:s/>Piłat</text:span></text:p>
      <text:p text:style-name="P3">czy Polska jest członkiem Europolu <text:s text:c="65"/><text:span text:style-name="T1"><text:s/>TAK</text:span></text:p>
      <text:p text:style-name="P3">jak nazywa się pałac który jest siedziba Elżbiety II <text:s text:c="40"/><text:span text:style-name="T1"><text:s text:c="2"/>Buckingham</text:span></text:p>
      <text:p text:style-name="P3">który kanał jest dłuższy: Panamski czy sueski <text:s text:c="50"/><text:span text:style-name="T1">sueski</text:span></text:p>
      <text:p text:style-name="P3">ktora dynastia władała Austrią od XIII do XX wieku <text:s text:c="37"/><text:span text:style-name="T1"><text:s/>Habsburgowie</text:span></text:p>
      <text:p text:style-name="P3">w którym hiszpańskim mieście można zwiedzać muzeum sztuki Prado <text:s text:c="9"/><text:span text:style-name="T1"><text:s/>Madryt</text:span></text:p>
      <text:p text:style-name="P3">czy trapez jest wielościanem <text:s text:c="77"/><text:span text:style-name="T1">NIE </text:span></text:p>
      <text:p text:style-name="P3">jakim terminem określamy twórczośc poświęconą tematyce wojennej <text:s text:c="11"/><text:span text:style-name="T1"><text:s/>batalistyka</text:span></text:p>
      <text:p text:style-name="P3">ile zjazdów obejmuje slalom gigant <text:s text:c="64"/><text:span text:style-name="T1"><text:s text:c="2"/>dwa </text:span></text:p>
      <text:p text:style-name="P3"/>
      <text:p text:style-name="P2">Etap II</text:p>
      <text:p text:style-name="P2"/>
      <text:p text:style-name="P3">jak nazywa się cukier występujący w mleku ssaków <text:s text:c="35"/><text:span text:style-name="T1"><text:s/>laktoza</text:span></text:p>
      <text:p text:style-name="P3">tour de ski to turniej w której dyscyplinie <text:s text:c="52"/><text:span text:style-name="T1">biegi narciarskie</text:span></text:p>
      <text:p text:style-name="P3">do którego morza uchodzi Nil <text:s text:c="70"/><text:span text:style-name="T1"><text:s/>Śródziemne</text:span></text:p>
      <text:p text:style-name="P3">który król panował u nas najdłużej <text:s text:c="63"/><text:span text:style-name="T1"><text:s/>Jagiełło</text:span></text:p>
      <text:p text:style-name="P3">jak brzmi skrót zapisu czynności elektrycznej serca <text:s text:c="35"/><text:span text:style-name="T1"><text:s text:c="2"/>EKG</text:span></text:p>
      <text:p text:style-name="P3">co można zwiesić na kwintę <text:s text:c="73"/><text:span text:style-name="T1"><text:s/>na nosie</text:span></text:p>
      <text:p text:style-name="P3">212 stopni w skali Fahrenheita - ile to stopni w skali Celsjusza <text:s text:c="19"/><text:span text:style-name="T1">sto stopni</text:span></text:p>
      <text:p text:style-name="P3">na czyje polecenie Dedal zbudował labirynt dla Minotaura <text:s text:c="26"/><text:span text:style-name="T1">Minosa</text:span></text:p>
      <text:p text:style-name="P3">podaj średnią arytmetyczną liczb 4 i 6 <text:s text:c="57"/><text:span text:style-name="T1"><text:s text:c="2"/>pięć</text:span></text:p>
      <text:p text:style-name="P3">testator to spadkowaca czy spadkobierca <text:s text:c="54"/><text:span text:style-name="T1"><text:s/>spadkodawca</text:span></text:p>
      <text:p text:style-name="P3">ile razy w ciągu roku Ziemia okrąża Słońce <text:s text:c="49"/><text:span text:style-name="T1"><text:s/>raz</text:span></text:p>
      <text:p text:style-name="P3">jak nazywo się czasopismo wychodzące co 3 miesiące <text:s text:c="32"/><text:span text:style-name="T1"><text:s/>kwartalnik</text:span></text:p>
      <text:p text:style-name="P3">czy Eric Clapton jest członkiem grupy The Rolling Stones <text:s text:c="25"/><text:span text:style-name="T1"><text:s/>NIE</text:span> </text:p>
      <text:p text:style-name="P3">mieszanina piorunująca to połączenie tlenu z którym gazem <text:s text:c="23"/><text:span text:style-name="T1">wodór</text:span></text:p>
      <text:p text:style-name="P3">w którym roku wybuchło powstanie kościuszkowskie <text:s text:c="33"/><text:span text:style-name="T1">1794</text:span></text:p>
      <text:p text:style-name="P3">które państwo UE ma największe terytorium <text:s text:c="48"/><text:span text:style-name="T1">Francja</text:span></text:p>
      <text:p text:style-name="P3">czy Gioconda i Mona Lisa to ten sam obraz <text:s text:c="49"/><text:span text:style-name="T1"><text:s/>TAK</text:span></text:p>
      <text:p text:style-name="P3">kto w Mazurku Dąbrowskiego dał przykład Polakom jak mają zwyciężać <text:s text:c="2"/><text:span text:style-name="T1">Napoleon</text:span></text:p>
      <text:p text:style-name="P3">jak nazywa się w geometrii odcinek łaczący wierzchołek kąta ze środkiem przeciwległego boku <text:s text:c="105"/><text:span text:style-name="T1">mediana, środkowa</text:span></text:p>
      <text:p text:style-name="P3">wyrostek robaczkowy jest częścią jelita grubego czy cienkiego <text:s text:c="18"/><text:span text:style-name="T1"><text:s/>grube</text:span></text:p>
      <text:p text:style-name="P3"><text:soft-page-break/>w ktorym wieku zaczeła działać mennica warszawska <text:s text:c="33"/><text:span text:style-name="T1"><text:s/>XVIII w</text:span>.</text:p>
      <text:p text:style-name="P3">w latach 1901 -04 Pablo Picasso malował wyłącznie kolorem niebieskim, potem zaczął malować którym kolorem <text:s text:c="78"/><text:span text:style-name="T1"><text:s/>różowym</text:span></text:p>
      <text:p text:style-name="P3">jaki tytuł przysługuje osobie odznaczonej medalem na którym widnieje napis: kto ratuje jedno życie, ratuje cały świat <text:s text:c="37"/><text:span text:style-name="T1"><text:s/>sprawiedliwy wśród narodów świata</text:span></text:p>
      <text:p text:style-name="P3">koszenila to naturalny barwnik jakiego koloru <text:s text:c="45"/><text:span text:style-name="T1"><text:s text:c="2"/>czerwony</text:span></text:p>
      <text:p text:style-name="P3">w którym państwo znajduje się miasto Rovaniemi będące siedzibą św Mikołaja <text:s text:c="2"/><text:span text:style-name="T1">Finlandia</text:span></text:p>
      <text:p text:style-name="P3">czym zajmował się taper przy produkcji niemych filmów <text:s text:c="26"/><text:span text:style-name="T1"><text:s text:c="2"/>grał na pianinie</text:span></text:p>
      <text:p text:style-name="P3">który kontynent badał Stefan Szolc Rogoziński <text:s text:c="44"/><text:span text:style-name="T1"><text:s/>Afrykę</text:span></text:p>
      <text:p text:style-name="P3">czy gekony są jaszczurkami drapieżnymi <text:s text:c="51"/><text:span text:style-name="T1"><text:s text:c="3"/>TAK</text:span></text:p>
      <text:p text:style-name="P3">łacińskie omne trimum perfectum <text:s/>oznacza że wszystko złożone z 3 częśći jest <text:s text:c="3"/><text:span text:style-name="T1">doskonałe</text:span></text:p>
      <text:p text:style-name="P3">podaj symbol chemiczny platyny <text:s text:c="65"/><text:span text:style-name="T1"><text:s text:c="2"/>Pt</text:span></text:p>
      <text:p text:style-name="P3">przywódcy których trzech państw spotkali się na konferencji w Jałcie w 1945 r <text:s/></text:p>
      <text:p text:style-name="P3">jak nazywa się wektorowa wielkość fizyczna równa iloczynowi masy i prędkości <text:s/><text:span text:style-name="T1"><text:s/>pęd</text:span></text:p>
      <text:p text:style-name="P3">w którym roku rozpoczęła się wojna stuletnia <text:s text:c="44"/><text:span text:style-name="T1"><text:s text:c="2"/>1337</text:span></text:p>
      <text:p text:style-name="P3">Japonia dzieli się na prefektury, policje czy kraje związkowe <text:s text:c="21"/><text:span text:style-name="T1"><text:s/>prefektury</text:span></text:p>
      <text:p text:style-name="P3">z której książki pochodzi cytat: jest biegun południowy, jest chyba także bieguno wschodni i zachodni choć ludzie nie lubią o nich mówić <text:s text:c="45"/><text:span text:style-name="T1"><text:s text:c="2"/>Kubuś Puchatek</text:span> <text:s text:c="11"/></text:p>
      <text:p text:style-name="P3">czym odżywiają się organizmy zwane ksylofagami <text:s text:c="37"/><text:span text:style-name="T1">drewnem</text:span></text:p>
      <text:p text:style-name="P3">jak nazywa się szczyt najwyższy Gór Sowich <text:s text:c="45"/><text:span text:style-name="T1"><text:s/>Wielka Sowa</text:span></text:p>
      <text:p text:style-name="P3">jaki tytuł ma symboliczny obraz Józefa Mehoffera z charakterystyczną wielką ważką na tle ogrodu <text:s text:c="106"/><text:span text:style-name="T1"><text:s/>dziwny ogród</text:span></text:p>
      <text:p text:style-name="P3">ile było braci Grimm piszących baśnie i bajki <text:s text:c="45"/><text:span text:style-name="T1"><text:s/>dwóch</text:span></text:p>
      <text:p text:style-name="P3">w którym wieku powstało prawo Pascala <text:s text:c="52"/><text:span text:style-name="T1"><text:s/>XVII w</text:span></text:p>
      <text:p text:style-name="P3">co jest przesyłane rurociągiemi Jamał Europa, gaz czy ropa naftowa <text:s text:c="9"/><text:span text:style-name="T1"><text:s/>gaz ziemny</text:span></text:p>
      <text:p text:style-name="P3">którą częścią ciała człowieka zajmuje się podologia <text:s text:c="36"/><text:span text:style-name="T1">stopy</text:span></text:p>
      <text:p text:style-name="P3">jak nazywa się najgłębszy rów w dnie oceanu indyjskiego <text:s text:c="26"/><text:span text:style-name="T1">rów jawajski</text:span></text:p>
      <text:p text:style-name="P3">którą sztukę S. Wyspiańskiego wystawiali aktorzy prowincjonalni w filmie A. Holland</text:p>
      <text:p text:style-name="P3">na początku było słowo, czyja ewangelia się tak zaczyna <text:s text:c="26"/><text:span text:style-name="T1"><text:s text:c="2"/>św. Jana</text:span></text:p>
      <text:p text:style-name="P3">burska, angorska, nubijska, karpacka to rasy ktorego zwierzęcia hodowanego głównie dla mleka <text:s text:c="107"/><text:span text:style-name="T1"><text:s/>koza</text:span></text:p>
      <text:p text:style-name="P3">Koran obejmuje 114 rozdziałów zwanych surami, a na co dzielą się sury <text:s/><text:span text:style-name="T1"><text:s text:c="2"/>na wersety</text:span></text:p>
      <text:p text:style-name="P3">jak nazywał się angielski żaglowiec który w 1620 przywiózł pierwszych osadników do USA</text:p>
      <text:p text:style-name="P5">Mayflower</text:p>
      <text:p text:style-name="P3">pod jakim pseudonimem znamy poetą Leszka Serafinowicza <text:s text:c="20"/><text:span text:style-name="T1"><text:s/>Jan Lechoń</text:span></text:p>
      <text:p text:style-name="P3">które zwierzę rozszarpało Adonisa, ukochanego Afrodyty <text:s text:c="26"/><text:span text:style-name="T1">dzik</text:span></text:p>
      <text:p text:style-name="P3">z którym regionem Polski był związany Józef Lompa <text:s text:c="31"/><text:span text:style-name="T1"><text:s text:c="2"/>Śląsk</text:span></text:p>
      <text:p text:style-name="P3">słynne filmy tego hiszpańskiego reżysera to Carmen, Nakarmić Kruki <text:s text:c="6"/><text:span text:style-name="T1"><text:s/>Carlos Saur</text:span> <text:s text:c="22"/></text:p>
      <text:p text:style-name="P3"><text:s/></text:p>
      <text:p text:style-name="P2">Etap III</text:p>
      <text:p text:style-name="P2"/>
      <text:p text:style-name="P3">czy druga prędkość kosmiczna przy powierzchni Ziemii jest większa czy mniejsza od 10 km/s <text:s text:c="107"/><text:span text:style-name="T1"><text:s text:c="3"/>większa</text:span></text:p>
      <text:p text:style-name="P3">w dolinie której francuskiej rzeki stoim zamek Shant Bor <text:s text:c="24"/><text:span text:style-name="T1"><text:s text:c="2"/>Loara</text:span></text:p>
      <text:p text:style-name="P3">kto w 1924 r założył w Warszawie wydawnictwo Rój <text:s text:c="31"/><text:span text:style-name="T1"><text:s/>Wańkowicz</text:span></text:p>
      <text:p text:style-name="P3">jak nazywa się aktor który zagrał główną rolę w serialu Policjanci z Miami <text:s/><text:span text:style-name="T1"><text:s/>Don Johnson</text:span></text:p>
      <text:p text:style-name="P3">w którym roku zbudowano Mur Berliński <text:s text:c="49"/><text:span text:style-name="T1"><text:s text:c="2"/>1961</text:span></text:p>
      <text:p text:style-name="P3">jak nazywa się heavy metalowa grupa której liderem jest James Hetfield <text:s text:c="2"/><text:span text:style-name="T1"><text:s/>Metallica</text:span></text:p>
      <text:p text:style-name="P3"><text:soft-page-break/>Szato brią jest przyrządzany z wołowiny czy wieprzowiny <text:s text:c="26"/><text:span text:style-name="T1"><text:s text:c="2"/>wołowina</text:span></text:p>
      <text:p text:style-name="P3">która kraina historyczna Wielkiej Brytanii ma największą powierzchnię: Anglia, Walia, Szkocja czy Irlandia płn <text:s text:c="81"/><text:span text:style-name="T1"><text:s text:c="2"/>Anglia</text:span></text:p>
      <text:p text:style-name="P3">który świety jest patronem święta pracy <text:s text:c="57"/><text:span text:style-name="T1"><text:s/>św. Józef</text:span></text:p>
      <text:p text:style-name="P3">czy akordeon zaliczany jest do instrumentów dętych <text:s text:c="36"/><text:span text:style-name="T1"><text:s text:c="2"/>TAK</text:span></text:p>
      <text:p text:style-name="P3">ilu synów miał Władysław Warneńczyk <text:s text:c="56"/><text:span text:style-name="T1"><text:s text:c="2"/>żadnego</text:span></text:p>
      <text:p text:style-name="P3">które pańśtwa 27 września 1940 zawarły tzw. pakt Trzech <text:s text:c="22"/></text:p>
      <text:p text:style-name="P5"><text:s/>Japonia, Włochy, Niemcy</text:p>
      <text:p text:style-name="P3">kto napisał muzykę do opery król Roger <text:s text:c="56"/><text:span text:style-name="T1"><text:s text:c="3"/>Szymanowski</text:span></text:p>
      <text:p text:style-name="P3">w ktorym mieście ma główną siedzibę Kongres Polonii amerykanskiej <text:s text:c="11"/><text:span text:style-name="T1">Chicago</text:span></text:p>
      <text:p text:style-name="P3">aksamitka to rodzaj apaszki czy wstążki <text:s text:c="60"/><text:span text:style-name="T1">wstążki</text:span></text:p>
      <text:p text:style-name="P3">gdzie w 338 r p.n.e miała miejsce bitwa która przyniosła koniec niepodległości Grecji </text:p>
      <text:p text:style-name="P5">bitwa pod Cheroneą</text:p>
      <text:p text:style-name="P3">jakie imiona nosili Kiemlicze <text:s text:c="70"/><text:span text:style-name="T1">Kosma i Damian</text:span></text:p>
      <text:p text:style-name="P3">hugenoci to nazwa wyznawców kalwinizmu w którym państwie <text:s text:c="21"/><text:span text:style-name="T1"><text:s/>Francja</text:span></text:p>
      <text:p text:style-name="P3">jak nazywa się poroże daniela: łopaty, rosochy, parostki <text:s text:c="34"/><text:span text:style-name="T1"><text:s/>łopaty</text:span></text:p>
      <text:p text:style-name="P3">który król stoik pośrodku obrazu Matejki Unia Lubelska <text:s text:c="25"/><text:span text:style-name="T1"><text:s text:c="3"/>Zygmunt August</text:span></text:p>
      <text:p text:style-name="P3">czy akumulatory ołowiowe są źródłem prądu zmiennego <text:s text:c="32"/><text:span text:style-name="T1"><text:s/>NIE </text:span></text:p>
      <text:p text:style-name="P3">nad którym morzem leży Soczi <text:s text:c="72"/><text:span text:style-name="T1"><text:s text:c="2"/>Czarne</text:span></text:p>
      <text:p text:style-name="P3">który film dostał w tym roku 7 Oscarów <text:s text:c="59"/><text:span text:style-name="T1"><text:s/>Grawitacja</text:span></text:p>
      <text:p text:style-name="P3">ile było plag egipskich zapowiedzianych przez Mojżesza <text:s text:c="33"/><text:span text:style-name="T1">dziesięć</text:span></text:p>
      <text:p text:style-name="P3">w którym wieku zdobyto obydwa bieguny Ziemii <text:s text:c="44"/><text:span text:style-name="T1"><text:s/>XX w</text:span></text:p>
      <text:p text:style-name="P3">czyj warkocz żłozony w ofierze Atenie został przeniesiony między gwiazdy <text:s text:c="2"/><text:span text:style-name="T1"><text:s/>Bereniki</text:span></text:p>
      <text:p text:style-name="P3">czy krzyż walecznych mógł być przyznawany jednej osobie kilka razy <text:s text:c="5"/><text:span text:style-name="T1"><text:s/>TAK</text:span></text:p>
      <text:p text:style-name="P3">obywatelstwa którego państwa został pozbawiony Mścisław Roztropowicz, dyrygent i wiolonczelista <text:s text:c="96"/><text:span text:style-name="T1">ZSRS</text:span></text:p>
      <text:p text:style-name="P3">kto powiedział: doświadczenie jest najlepszym nauczycielem <text:s text:c="20"/><text:span text:style-name="T1"><text:s/>Cyceron</text:span></text:p>
      <text:p text:style-name="P3">co to jest buran występujący na Syberii <text:s text:c="57"/><text:span text:style-name="T1">wiatr</text:span></text:p>
      <text:p text:style-name="P3">kto do 1944 stał na czele niemieckiej Abwehry <text:s text:c="43"/><text:span text:style-name="T1">Wilhelm Canaris</text:span></text:p>
      <text:p text:style-name="P3">pod jakim imieniem w powieści Mistrz i Małgorzata pojawia się w Moskwie Szatan <text:s/><text:span text:style-name="T1">Woland</text:span></text:p>
      <text:p text:style-name="P3">w ktorym państwie lezy Casablanca <text:s text:c="62"/><text:span text:style-name="T1"><text:s text:c="2"/>Maroko</text:span></text:p>
      <text:p text:style-name="P3">jak nazywała się kobieta dla której Edward VII zrezygnował z tronu <text:s text:c="11"/><text:span text:style-name="T1"><text:s text:c="2"/>Simpson</text:span></text:p>
      <text:p text:style-name="P3">czym chronił głowę błędny rycerz Don Kichot <text:s text:c="40"/><text:span text:style-name="T1"><text:s/>miska balwiers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10:22:07.14</meta:creation-date>
    <meta:editing-duration>PT00H07M30S</meta:editing-duration>
    <meta:editing-cycles>2</meta:editing-cycles>
    <meta:generator>OpenOffice.ux.pl/3.1$Win32 OpenOffice.org_project/310m11$Build-39399</meta:generator>
    <meta:document-statistic meta:table-count="0" meta:image-count="0" meta:object-count="0" meta:page-count="3" meta:paragraph-count="114" meta:word-count="1036" meta:character-count="11163"/>
    <dc:date>2014-09-01T14:54:35.50</dc:date>
  </office:meta>
</office:document-meta>
</file>